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Pictures/10000000000004F90000032243912328F0D364EC.png" manifest:media-type="image/png"/>
  <manifest:file-entry manifest:full-path="Pictures/10000000000005550000035C4EE1F4127624DDA3.png" manifest:media-type="image/png"/>
  <manifest:file-entry manifest:full-path="Pictures/10000000000004F900000322D59A91F80546343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2.464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1-subtitle">
      <style:graphic-properties draw:fill-color="#ffffff" fo:min-height="16.255cm"/>
    </style:style>
    <style:style style:name="P1" style:family="paragraph">
      <style:text-properties fo:font-size="36pt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ize="36pt"/>
    </style:style>
    <style:style style:name="T2" style:family="text">
      <style:text-properties fo:font-size="28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5.199cm" svg:height="12.371cm" svg:x="1.28cm" svg:y="0.837cm" presentation:class="title" presentation:user-transformed="true">
          <draw:text-box>
            <text:p>Linux Usage and Administration Basics</text:p>
          </draw:text-box>
        </draw:frame>
        <draw:frame presentation:style-name="pr1" draw:text-style-name="P1" draw:layer="layout" svg:width="25.179cm" svg:height="4.306cm" svg:x="1.29cm" svg:y="14.49cm" presentation:class="subtitle" presentation:user-transformed="true">
          <draw:text-box>
            <text:p><text:span text:style-name="T1">Operating Systems I</text:span></text:p>
            <text:p><text:span text:style-name="T2">Victor Yacovlev (Viktor Iakovlev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The Boot Stages</text:p>
          </draw:text-box>
        </draw:frame>
        <draw:frame presentation:style-name="pr4" draw:layer="layout" svg:width="25.061cm" svg:height="12.954cm" svg:x="1.397cm" svg:y="5.334cm" presentation:class="outline" presentation:user-transformed="true">
          <draw:text-box>
            <text:list text:style-name="L2">
              <text:list-item>
                <text:p>BIOS</text:p>
              </text:list-item>
              <text:list-item>
                <text:p>Bootloader GRUB</text:p>
              </text:list-item>
              <text:list-item>
                <text:p>Kernel and Initial RAM Drive</text:p>
              </text:list-item>
              <text:list-item>
                <text:p>Additional Kernel Modules</text:p>
              </text:list-item>
              <text:list-item>
                <text:p>Daemons</text:p>
              </text:list-item>
              <text:list-item>
                <text:p>Login Scree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The BIOS</text:p>
          </draw:text-box>
        </draw:frame>
        <draw:frame presentation:style-name="pr6" draw:layer="layout" svg:width="25.061cm" svg:height="12.954cm" svg:x="1.397cm" svg:y="5.334cm" presentation:class="outline" presentation:user-transformed="true">
          <draw:text-box>
            <text:list text:style-name="L2">
              <text:list-item>
                <text:p>Basic Input Output System</text:p>
              </text:list-item>
              <text:list-item>
                <text:p>Provides the basic functionality required to load an Operating System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e Bootloader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A small program located on disk at fixed position</text:p>
              </text:list-item>
              <text:list-item>
                <text:p>Trivial bootloader just loads The Kernel from known position on disk</text:p>
              </text:list-item>
              <text:list-item>
                <text:p>Complex bootloader has access to The Filesystem and can find a file to load</text:p>
              </text:list-item>
              <text:list-item>
                <text:p>Complex bootloader is split into two parts: stage 1 (512 bytes) and stage 2 (has no limitation on size)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Kernel and Initial RAM Drive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The Kernel – is a heart of an Operating System </text:p>
              </text:list-item>
              <text:list-item>
                <text:p>Kernel Modules is like “Device Drivers” on Windows</text:p>
              </text:list-item>
              <text:list-item>
                <text:p>Some of them are required as early as possible</text:p>
              </text:list-item>
              <text:list-item>
                <text:p>There is as initial virtual file system to be loaded by Bootloader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Additional Kernel Module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Device drivers and various parts of Kernel functionality</text:p>
              </text:list-item>
              <text:list-item>
                <text:p>Might be loaded or not by configuration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Daemon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Regular programs running at background</text:p>
              </text:list-item>
              <text:list-item>
                <text:p>There are system services and real server applications</text:p>
              </text:list-item>
              <text:list-item>
                <text:p>Might have dependencies on each other</text:p>
                <text:p/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How Do Daemons Start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Classic UNIX way (BSD systems): <text:line-break/>a shell script (or set of scripts) which is executed after boot</text:p>
              </text:list-item>
              <text:list-item>
                <text:p>Modern Linux way:<text:line-break/>special program called systemd, which starts the first after The Kernel ready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he Login Screen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The are multiple login sessions allowed</text:p>
              </text:list-item>
              <text:list-item>
                <text:p>Login screen is like a daemon running foreground</text:p>
              </text:list-item>
              <text:list-item>
                <text:p>Console logins </text:p>
              </text:list-item>
              <text:list-item>
                <text:p>Graphical login</text:p>
              </text:list-item>
              <text:list-item>
                <text:p>Remote logins (via ssh)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User Session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Each User has an attribute: a shell program. Usually BASH</text:p>
              </text:list-item>
              <text:list-item>
                <text:p>The shell program initializes environment variables from ~/.profile and ~/.bashrc</text:p>
              </text:list-item>
              <text:list-item>
                <text:p>Common environment variables for all Users might be specified at /etc/profile and /etc/bashrc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Who is a User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The God. UID = 0, called ‘root’</text:p>
              </text:list-item>
              <text:list-item>
                <text:p>Regular Users. UIDs starts from 1000</text:p>
              </text:list-item>
              <text:list-item>
                <text:p>Fake Users used by Daemons. UIDs from 1 to 999<text:line-break/>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32" presentation:use-date-time-name="dtd1">
        <office:forms form:automatic-focus="false" form:apply-design-mode="false"/>
        <draw:frame presentation:style-name="pr8" draw:text-style-name="P4" draw:layer="layout" svg:width="25.199cm" svg:height="16.255cm" svg:x="1.397cm" svg:y="0.337cm" presentation:class="subtitle">
          <draw:text-box>
            <text:p>Software Installation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Software Source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RPM/DEB files</text:p>
              </text:list-item>
              <text:list-item>
                <text:p>Distribution Repositories</text:p>
              </text:list-item>
              <text:list-item>
                <text:p>Build from The Source Code</text:p>
              </text:list-item>
              <text:list-item>
                <text:p>Custom Installer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Repositorie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Storage of software packages</text:p>
              </text:list-item>
              <text:list-item>
                <text:p>Packages have dependencies </text:p>
              </text:list-item>
              <text:list-item>
                <text:p>Each distro have a tool to install a package and all its dependencies</text:p>
              </text:list-item>
              <text:list-item>
                <text:p>Also used to keep packages up-to-date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Package Installation</text:p>
          </draw:text-box>
        </draw:frame>
        <draw:frame presentation:style-name="pr6" draw:layer="layout" svg:width="25.061cm" svg:height="12.954cm" svg:x="1.397cm" svg:y="5.334cm" presentation:class="outline">
          <draw:text-box>
            <text:p>Debian/Ubuntu:</text:p>
            <text:list text:style-name="L2">
              <text:list-item>
                <text:p>apt-get update <text:s text:c="2"/># update packages database</text:p>
              </text:list-item>
              <text:list-item>
                <text:p>apt-get install PACKAGE_NAME # install package</text:p>
              </text:list-item>
            </text:list>
            <text:p>Fedora/RedHat/CentOS:</text:p>
            <text:list text:continue-numbering="true" text:style-name="L2">
              <text:list-item>
                <text:p>yum refresh <text:s/># update packages database</text:p>
              </text:list-item>
              <text:list-item>
                <text:p>yum install PACKAGE_NAME # install package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Types of Package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Programs</text:p>
              </text:list-item>
              <text:list-item>
                <text:p>Libraries used by Programs</text:p>
              </text:list-item>
              <text:list-item>
                <text:p>Development Packages for Libraries <text:line-break/>(header files etc.)</text:p>
              </text:list-item>
              <text:list-item>
                <text:p>Metapackages (Virtual Packages) – just have dependencies on other packages to install all of them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Packages Architecture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Processor-Dependent: i386, x86_64, etc.</text:p>
              </text:list-item>
              <text:list-item>
                <text:p>Processor-Independent: noarch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 presentation:user-transformed="true">
          <draw:text-box>
            <text:p>Installation from Sources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Most programs for Linux are Open Source</text:p>
              </text:list-item>
              <text:list-item>
                <text:p>Distributed as archive of source files</text:p>
              </text:list-item>
              <text:list-item>
                <text:p>Requires development packages for dependent libraries</text:p>
              </text:list-item>
              <text:list-item>
                <text:p>Usually but not always uses common installation method:</text:p>
              </text:list-item>
            </text:list>
            <text:p text:style-name="P6">./configure</text:p>
            <text:p text:style-name="P6">make</text:p>
            <text:p text:style-name="P6">make install # as root user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Installation from Sources</text:p>
          </draw:text-box>
        </draw:frame>
        <draw:frame presentation:style-name="pr6" draw:layer="layout" svg:width="25.061cm" svg:height="12.954cm" svg:x="1.397cm" svg:y="5.334cm" presentation:class="outline">
          <draw:text-box>
            <text:p><text:span text:style-name="T3">Pros:</text:span></text:p>
            <text:list text:style-name="L2">
              <text:list-item>
                <text:p>You can install newer versions of software than shipped within distribution</text:p>
              </text:list-item>
              <text:list-item>
                <text:p>You can create custom configuration or even hack the software before install</text:p>
              </text:list-item>
            </text:list>
            <text:p><text:span text:style-name="T3">Cons:</text:span></text:p>
            <text:list text:continue-numbering="true" text:style-name="L2">
              <text:list-item>
                <text:p>The installed source is not managed by package system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5.199cm" svg:height="3.506cm" svg:x="1.397cm" svg:y="0.337cm" presentation:class="title">
          <draw:text-box>
            <text:p>Search path</text:p>
          </draw:text-box>
        </draw:frame>
        <draw:frame presentation:style-name="pr6" draw:layer="layout" svg:width="25.061cm" svg:height="12.954cm" svg:x="1.397cm" svg:y="5.334cm" presentation:class="outline">
          <draw:text-box>
            <text:list text:style-name="L2">
              <text:list-item>
                <text:p>The root directory / has bin, lib etc<text:line-break/>- This is ‘emergency’ set of files in some distros</text:p>
              </text:list-item>
              <text:list-item>
                <text:p>The /usr directory has similar structure<text:line-break/>- The software managed by package system</text:p>
              </text:list-item>
              <text:list-item>
                <text:p>The /usr/local directory <text:line-break/>- The software NOT managed by package system, for example built from sources</text:p>
              </text:list-item>
            </text:list>
            <text:p text:style-name="P6">Search path: PATH=/bin:/usr/bin:/usr/local/bin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24pt" style:font-size-complex="24pt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099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099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</style:handout-master>
    <style:master-page style:name="Vivid" style:page-layout-name="PM1" draw:style-name="Mdp1">
      <draw:frame presentation:style-name="Mpr1" draw:layer="backgroundobjects" svg:width="6.523cm" svg:height="1.449cm" svg:x="1.314cm" svg:y="19.131cm" presentation:class="date-time">
        <draw:text-box>
          <text:p><presentation:date-time/></text:p>
        </draw:text-box>
      </draw:frame>
      <draw:frame presentation:style-name="Mpr1" draw:layer="backgroundobjects" svg:width="8.874cm" svg:height="1.449cm" svg:x="9.489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6.523cm" svg:height="1.449cm" svg:x="19.989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5.199cm" svg:height="12.371cm" svg:x="1.28cm" svg:y="0.837cm" presentation:class="title" presentation:placeholder="true">
        <draw:text-box/>
      </draw:frame>
      <draw:frame presentation:style-name="Vivid-outline1" draw:layer="backgroundobjects" svg:width="25.179cm" svg:height="4.306cm" svg:x="1.29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5.199cm" svg:height="3.506cm" svg:x="1.397cm" svg:y="0.337cm" presentation:class="title" presentation:placeholder="true">
        <draw:text-box/>
      </draw:frame>
      <draw:frame presentation:style-name="Vivid1-outline1" draw:layer="backgroundobjects" svg:width="25.061cm" svg:height="12.954cm" svg:x="1.397cm" svg:y="5.334cm" presentation:class="outline" presentation:placeholder="true">
        <draw:text-box/>
      </draw:frame>
      <draw:frame presentation:style-name="Mpr4" draw:layer="backgroundobjects" svg:width="6.523cm" svg:height="1.449cm" svg:x="1.397cm" svg:y="19.131cm" presentation:class="date-time">
        <draw:text-box>
          <text:p><presentation:date-time/></text:p>
        </draw:text-box>
      </draw:frame>
      <draw:frame presentation:style-name="Mpr4" draw:layer="backgroundobjects" svg:width="8.875cm" svg:height="1.449cm" svg:x="9.573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6.523cm" svg:height="1.449cm" svg:x="20.073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5.199cm" svg:height="3.506cm" svg:x="1.397cm" svg:y="0.837cm" presentation:class="title" presentation:placeholder="true">
        <draw:text-box/>
      </draw:frame>
      <draw:frame presentation:style-name="Vivid2-outline1" draw:layer="backgroundobjects" svg:width="25.275cm" svg:height="14.986cm" svg:x="1.397cm" svg:y="5.08cm" presentation:class="outline" presentation:placeholder="true">
        <draw:text-box/>
      </draw:frame>
      <draw:frame presentation:style-name="Mpr7" draw:layer="backgroundobjects" svg:width="6.523cm" svg:height="1.449cm" svg:x="1.397cm" svg:y="18.966cm" presentation:class="date-time">
        <draw:text-box>
          <text:p><presentation:date-time/></text:p>
        </draw:text-box>
      </draw:frame>
      <draw:frame presentation:style-name="Mpr7" draw:layer="backgroundobjects" svg:width="8.875cm" svg:height="1.449cm" svg:x="9.573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5.259cm" svg:height="1.449cm" svg:x="21.442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4T18:41:38.019000000</meta:creation-date>
    <meta:editing-duration>PT12H16M11S</meta:editing-duration>
    <meta:editing-cycles>37</meta:editing-cycles>
    <meta:generator>LibreOffice/6.1.3.2$Linux_X86_64 LibreOffice_project/10$Build-2</meta:generator>
    <dc:title>Vivid</dc:title>
    <dc:date>2019-09-12T23:22:55.372841706</dc:date>
    <meta:document-statistic meta:object-count="119"/>
  </office:meta>
</office:document-meta>
</file>